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.86mm" svg:y="21.09mm">
            <draw:object draw:notify-on-update-of-ranges="Feuille1.B1:Feuille1.B1 Feuille1.B2:Feuille1.B4 Feuille1.C1:Feuille1.C1 Feuille1.C2:Feuille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om de l'image</text:p>
          </table:table-cell>
          <table:table-cell office:value-type="string" calcext:value-type="string">
            <text:p>Résolution de l'image </text:p>
          </table:table-cell>
          <table:table-cell office:value-type="string" calcext:value-type="string">
            <text:p>Temps de traitement (secondes)</text:p>
          </table:table-cell>
        </table:table-row>
        <table:table-row table:style-name="ro1">
          <table:table-cell office:value-type="string" calcext:value-type="string">
            <text:p>Phare1.jpg</text:p>
          </table:table-cell>
          <table:table-cell office:value-type="float" office:value="1187056" calcext:value-type="float">
            <text:p>1187056</text:p>
          </table:table-cell>
          <table:table-cell office:value-type="float" office:value="5.71744203567505" calcext:value-type="float">
            <text:p>5,71744203567505</text:p>
          </table:table-cell>
        </table:table-row>
        <table:table-row table:style-name="ro1">
          <table:table-cell office:value-type="string" calcext:value-type="string">
            <text:p>Phare2.jpg</text:p>
          </table:table-cell>
          <table:table-cell office:value-type="float" office:value="5078016" calcext:value-type="float">
            <text:p>5078016</text:p>
          </table:table-cell>
          <table:table-cell office:value-type="float" office:value="17.5693972110748" calcext:value-type="float">
            <text:p>17,5693972110748</text:p>
          </table:table-cell>
        </table:table-row>
        <table:table-row table:style-name="ro1">
          <table:table-cell office:value-type="string" calcext:value-type="string">
            <text:p>Phare3.jpg</text:p>
          </table:table-cell>
          <table:table-cell office:value-type="float" office:value="21829430" calcext:value-type="float">
            <text:p>21829430</text:p>
          </table:table-cell>
          <table:table-cell office:value-type="float" office:value="68.6366009712219" calcext:value-type="float">
            <text:p>68,6366009712219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5:02:18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3-30T15:11:40.480000000</dc:date>
    <meta:editing-duration>PT11M4S</meta:editing-duration>
    <meta:editing-cycles>3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4.002cm" style:legend-expansion="high" chart:style-name="ch2"/>
        <chart:plot-area chart:style-name="ch3" table:cell-range-address="Feuille1.B1:Feuille1.C4" chart:data-source-has-labels="row" svg:x="0.319cm" svg:y="0.176cm" svg:width="10.201cm" svg:height="8.636cm">
          <chartooo:coordinate-region svg:x="0.94cm" svg:y="0.376cm" svg:width="8.837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4" chart:label-cell-address="Feuille1.C1:Feuille1.C1" chart:class="chart:scatter">
            <chart:domain table:cell-range-address="Feuille1.B2:Feuille1.B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de traitement (seconde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7056">
                <text:p>1187056</text:p>
                <draw:g>
                  <svg:desc>Feuille1.B2:Feuille1.B4</svg:desc>
                </draw:g>
              </table:table-cell>
              <table:table-cell office:value-type="float" office:value="5.71744203567505">
                <text:p>5.71744203567505</text:p>
                <draw:g>
                  <svg:desc>Feuille1.C2:Feuille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8016">
                <text:p>5078016</text:p>
              </table:table-cell>
              <table:table-cell office:value-type="float" office:value="17.5693972110748">
                <text:p>17.569397211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29430">
                <text:p>21829430</text:p>
              </table:table-cell>
              <table:table-cell office:value-type="float" office:value="68.6366009712219">
                <text:p>68.6366009712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